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RewriterService.getURLRewriters( 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RLRewriterService.registerURLRewriter( ServletRequest request , URLRewriter rewri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URLRewriterService.getRewriters( 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writerService.getNamePrefix( ServletContext servletContext , ServletRequest request ,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URLRewriterService.allowParamsOnFormAction( ServletContext servletContext , ServletRequest requ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RLRewriterService.addRewriter( ArrayList rewriters , URLRewriter rewriter , int index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URLRewriterService.unregisterURLRewriter( ServletRequest request , URLRewriter rewrit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URLRewriterService.registerURLRewriter( int index , ServletRequest request , URLRewriter rewri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URLRewriterService.unregisterTemplatedURLFormatter( 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writerService.getTemplatedURL( ServletContext servletContext , ServletRequest request , MutableURI uri , String key , URIContext uri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RLRewriterService.unregisterAllURLRewriters( 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writerService.getTemplatedURLFormatter( 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writerService.dumpURLRewriters( ServletRequest request , PrintStream outpu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URLRewriterService.rewriteURL( ServletContext servletContext , ServletRequest request , ServletResponse response , MutableURI url , URLType type , boolean needsToBeSecur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URLRewriterService.otherRewritersAllowed( ArrayList rewrit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RLRewriterService.registerTemplatedURLFormatter( ServletRequest request , TemplatedURLFormatter format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writerService.getAjaxUrl( ServletContext servletContext , ServletRequest request , Object nameab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